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80000028259E06BA30563F1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8.362cm" svg:height="25.308cm" draw:z-index="0"><draw:image xlink:href="Pictures/10000201000003080000028259E06BA30563F16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1:58:02.750076346</meta:creation-date>
    <dc:date>2021-02-25T12:00:21.941966774</dc:date>
    <meta:editing-duration>PT2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